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.371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2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="solid"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905cm" svg:height="1.27cm" svg:x="3.372cm" svg:y="0.37cm">
          <text:p text:style-name="P1"><text:span text:style-name="T1">T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905cm" svg:height="1.27cm" svg:x="3.372cm" svg:y="2.021cm">
          <text:p text:style-name="P1"><text:span text:style-name="T1">T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905cm" svg:height="1.27cm" svg:x="3.372cm" svg:y="4.815cm">
          <text:p text:style-name="P1"><text:span text:style-name="T1">T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32cm" svg:y1="2.656cm" svg:x2="2.356cm" svg:y2="2.656cm">
          <text:p/>
        </draw:line>
        <draw:line draw:style-name="gr2" draw:text-style-name="P3" draw:layer="layout" svg:x1="7.436cm" svg:y1="2.656cm" svg:x2="8.96cm" svg:y2="2.656cm">
          <text:p/>
        </draw:line>
        <draw:custom-shape draw:style-name="gr3" draw:text-style-name="P4" draw:layer="layout" svg:width="0.254cm" svg:height="0.254cm" svg:x="4.134cm" svg:y="3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134cm" svg:y="4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254cm" svg:height="0.254cm" svg:x="4.134cm" svg:y="3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222cm" svg:height="0.806cm" svg:x="0.832cm" svg:y="1.894cm">
          <draw:text-box>
            <text:p><text:span text:style-name="T3">x(t)</text:span></text:p>
          </draw:text-box>
        </draw:frame>
        <draw:frame draw:style-name="gr5" draw:text-style-name="P5" draw:layer="layout" svg:width="1.222cm" svg:height="0.806cm" svg:x="7.563cm" svg:y="1.894cm">
          <draw:text-box>
            <text:p><text:span text:style-name="T3">y(t)</text:span></text:p>
          </draw:text-box>
        </draw:frame>
        <draw:custom-shape draw:style-name="gr6" draw:text-style-name="P3" xml:id="id2" draw:id="id2" draw:layer="layout" svg:width="0.508cm" svg:height="0.508cm" svg:x="6.928cm" svg:y="2.40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277cm" svg:y1="2.656cm" svg:x2="6.928cm" svg:y2="2.656cm" draw:start-shape="id1" draw:start-glue-point="1" draw:end-shape="id2" draw:end-glue-point="6" svg:d="M5277 2656h1651" svg:viewBox="0 0 1652 1">
          <text:p/>
        </draw:connector>
        <draw:connector draw:style-name="gr2" draw:text-style-name="P3" draw:layer="layout" draw:type="curve" svg:x1="5.277cm" svg:y1="1.005cm" svg:x2="7.182cm" svg:y2="2.402cm" draw:start-shape="id3" draw:start-glue-point="1" draw:end-shape="id2" draw:end-glue-point="4" svg:d="M5277 1005c1270 0 1905 465 1905 1397" svg:viewBox="0 0 1906 1398">
          <text:p/>
        </draw:connector>
        <draw:connector draw:style-name="gr2" draw:text-style-name="P3" draw:layer="layout" draw:type="curve" svg:x1="5.277cm" svg:y1="5.45cm" svg:x2="7.182cm" svg:y2="2.91cm" draw:start-shape="id4" draw:start-glue-point="1" draw:end-shape="id2" draw:end-glue-point="8" svg:d="M5277 5450c1270 0 1905-846 1905-2540" svg:viewBox="0 0 1906 2541">
          <text:p/>
        </draw:connector>
        <draw:custom-shape draw:style-name="gr7" draw:text-style-name="P6" xml:id="id5" draw:id="id5" draw:layer="layout" svg:width="0.254cm" svg:height="0.254cm" svg:x="2.356cm" svg:y="2.52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.61cm" svg:y1="2.656cm" svg:x2="3.372cm" svg:y2="2.656cm" draw:start-shape="id5" draw:start-glue-point="10" draw:end-shape="id1" draw:end-glue-point="3" svg:d="M2610 2656h762" svg:viewBox="0 0 763 1">
          <text:p/>
        </draw:connector>
        <draw:connector draw:style-name="gr2" draw:text-style-name="P3" draw:layer="layout" draw:type="curve" svg:x1="2.483cm" svg:y1="2.529cm" svg:x2="3.372cm" svg:y2="1.005cm" draw:start-shape="id5" draw:start-glue-point="4" draw:end-shape="id3" draw:end-glue-point="3" svg:d="M2483 2529c0-1016 296-1524 889-1524" svg:viewBox="0 0 890 1525">
          <text:p/>
        </draw:connector>
        <draw:connector draw:style-name="gr2" draw:text-style-name="P3" draw:layer="layout" draw:type="curve" svg:x1="2.483cm" svg:y1="2.783cm" svg:x2="3.372cm" svg:y2="5.45cm" draw:start-shape="id5" draw:start-glue-point="8" draw:end-shape="id4" draw:end-glue-point="3" svg:d="M2483 2783c0 1778 296 2667 889 2667" svg:viewBox="0 0 890 2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652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4:09:07.144867691</meta:creation-date>
    <dc:date>2017-03-09T17:08:09.911147189</dc:date>
    <meta:editing-duration>PT3M47S</meta:editing-duration>
    <meta:editing-cycles>4</meta:editing-cycles>
    <meta:generator>LibreOffice/5.2.5.1$Linux_X86_64 LibreOffice_project/20m0$Build-1</meta:generator>
    <meta:document-statistic meta:object-count="18"/>
  </office:meta>
</office:document-meta>
</file>